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orizontal_20_Line">
      <style:text-properties fo:language="en" fo:country="US"/>
    </style:style>
    <style:style style:name="P3" style:family="paragraph" style:parent-style-name="Text_20_body">
      <style:paragraph-properties fo:margin-top="0in" fo:margin-bottom="0in" loext:contextual-spacing="false"/>
      <style:text-properties officeooo:paragraph-rsid="00271bd7"/>
    </style:style>
    <style:style style:name="P4" style:family="paragraph" style:parent-style-name="Text_20_body">
      <style:paragraph-properties fo:margin-top="0in" fo:margin-bottom="0in" loext:contextual-spacing="false"/>
      <style:text-properties fo:font-weight="bold" officeooo:rsid="00271bd7" officeooo:paragraph-rsid="00271bd7" style:font-weight-asian="bold" style:font-weight-complex="bold"/>
    </style:style>
    <style:style style:name="P5" style:family="paragraph" style:parent-style-name="Text_20_body">
      <style:paragraph-properties fo:margin-top="0in" fo:margin-bottom="0in" loext:contextual-spacing="false"/>
      <style:text-properties fo:font-weight="bold" officeooo:rsid="00291af7" officeooo:paragraph-rsid="00291af7" style:font-weight-asian="bold" style:font-weight-complex="bold"/>
    </style:style>
    <style:style style:name="P6" style:family="paragraph" style:parent-style-name="Text_20_body">
      <style:paragraph-properties fo:margin-top="0in" fo:margin-bottom="0in" loext:contextual-spacing="false"/>
      <style:text-properties fo:font-weight="bold" officeooo:rsid="002add6f" officeooo:paragraph-rsid="002add6f" style:font-weight-asian="bold" style:font-weight-complex="bold"/>
    </style:style>
    <style:style style:name="P7" style:family="paragraph" style:parent-style-name="Text_20_body">
      <style:paragraph-properties fo:margin-top="0in" fo:margin-bottom="0in" loext:contextual-spacing="false"/>
      <style:text-properties officeooo:paragraph-rsid="00291af7"/>
    </style:style>
    <style:style style:name="T1" style:family="text">
      <style:text-properties fo:color="#000000"/>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2add6f" style:font-weight-asian="bold"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officeooo:rsid="002add6f"/>
    </style:style>
    <style:style style:name="T7" style:family="text">
      <style:text-properties fo:language="en" fo:country="US" officeooo:rsid="002cb4b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eviewer #3: The authors present an experiment in which they study the cooperativeness of rats in an iterated prisoners’ dilemma situation. They study the effect of rewards by changing the values of mutual cooperation (R) and temptation to defect (T). This is a potentially interesting study, but the presentation should be greatly improved.<text:line-break/><text:line-break/>1, The introduction has some interesting claims. For example:<text:line-break/>"Since Darwin's evolution theory, which is not able to explain altruism". (ln.3)<text:line-break/>This is a very strong claim, with which only a few biologists would agree. Triver's theory operates well within the Darwinian framework; at least I have not heard anyone to claim that Trivers would be "anti-darwinian". I think it is better to say something like:<text:line-break/></text:span><text:span text:style-name="T3">"It is not obvious at the first sight how could Darwin's theory natural selection explain altruistic behaviour."</text:span><text:span text:style-name="T2"><text:line-break/></text:span></text:p>
      <text:p text:style-name="P4"><text:span text:style-name="T2">We agree with your suggestion and we modified the introduction adding the quotation.</text:span></text:p>
      <text:p text:style-name="P7"><text:span text:style-name="T2"><text:line-break/>2, The introduction should explain the core logic behind the experiment and the various treatments. Sentences form the discussion should be in the introduction:<text:line-break/>“In order to evaluate if animals developed ALLC strategy by place preference or by reward maximization, we applied a reversion treatment” </text:span><text:span text:style-name="T3">(ln. 261)</text:span><text:span text:style-name="T2"><text:line-break/>or<text:line-break/>“we wanted to evaluate if a change in the payoff matrix could modify their behaviour, to do so we studied the effect of modifying positive reinforcements”</text:span><text:span text:style-name="T3"> (ln.264)</text:span><text:span text:style-name="T2"><text:line-break/></text:span></text:p>
      <text:p text:style-name="P6"><text:span text:style-name="T2">We modified the introduction and at the last paragraph added our suggestion:</text:span></text:p>
      <text:p text:style-name="P5"><text:span text:style-name="T2">“Here, we design a iPD setup to test learning of reciprocal altruism based on a combination positive (food) and negative (timeout) reinforcement, where our goal was to choose the amounts of pellets in order both to maximization contrast among pay-off get by each iPD states and to minimized the amount of food that each rat gets in long term. These maybe help the rats to discriminate the amount of reward at long term. </text:span><text:span text:style-name="T5">In order to evaluate if animals developed ALLC strategy by place preference or by reward maximization, we applied a reversion treatment. Finally, we evaluated how payoff matrix components promotes or disrupt altruistic behaviours</text:span><text:span text:style-name="T2">.”</text:span></text:p>
      <text:p text:style-name="P7"><text:span text:style-name="T2"><text:line-break/>3, There needs to be a table that sums up the experimental treatments.<text:line-break/></text:span><text:span text:style-name="T4">We made a summary table with <text:s/>all relevant treatment data.</text:span><text:span text:style-name="T6"> </text:span><text:span text:style-name="T2"><text:line-break/>4, There needs to be a table that sums up the various abbreviations.<text:line-break/><text:line-break/>5, P and S values are mixed up in the figures (Figs 2 and 3).<text:line-break/></text:span><text:span text:style-name="T6">Yes, the matrices are wrong, we </text:span><text:span text:style-name="T7">had an error and the matrix were fit </text:span><text:span text:style-name="T6"><text:s/></text:span><text:span text:style-name="T2"><text:line-break/>6, The authors should explain what is a reversion treatment (ln.106).<text:line-break/><text:line-break/>7, The authors should explain what is a 'normalized reward' (Fig 3D).<text:line-break/><text:line-break/>8, The authors should put more effort into explaining their unique success:<text:line-break/></text:span><text:soft-page-break/><text:span text:style-name="T2">"To our knowledge, results show for the first time high levels of 235 cooperation (86,11%) and mutual cooperation (76,32%) in iPD" (ln.235)<text:line-break/>Why is that? Several paragraphs later the authors argue that:<text:line-break/>"A possible explanation is that animals could not discriminate among the reinforcements obtained, preventing them from learning that in the long-term the large-delayed option provides more reinforcement and consequently they did not learn iPD." (ln.284)<text:line-break/>How could the animals do that in the current experiment? What is the crucial difference? This should be in the same paragraph (i.e. it should be part of the same argument) as the previous quote.<text:line-break/><text:line-break/>9, I could not find any datafiles in the Supplementary Information.<text:line-break/><text:line-break/>10, Spelling:<text:line-break/>“2 pellets when the experimental subject defecated and the opponent cooperated (T=2), 4 seconds of timeout for mutual defecat (P=4), and 8 seconds of timeout when the experimental subject cooperated and the opponent defecated (S=8).” (ln. 102)<text:line-break/>I assume it is “defect” and “defected”.<text:line-break/><text:line-break/>Due to the above deficiencies I cannot recommend the publication of the paper in this form. As it stands the manuscript needs a major revision and I highly encourage the authors to submit a revised version.<text:line-break/> </text:span></text:p>
      <text:p text:style-name="P2"/>
      <text:p text:style-name="P1"><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2: (No Response)<text:line-break/><text:line-break/>Reviewer #3: (No Respons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ibm </meta:initial-creator>
    <meta:creation-date>2018-02-21T18:53:06.502336297</meta:creation-date>
    <dc:date>2018-02-27T08:24:30.804364986</dc:date>
    <meta:editing-duration>P1DT10H13M12S</meta:editing-duration>
    <meta:editing-cycles>6</meta:editing-cycles>
    <meta:generator>LibreOffice/5.1.6.2$Linux_X86_64 LibreOffice_project/10m0$Build-2</meta:generator>
    <meta:document-statistic meta:table-count="0" meta:image-count="0" meta:object-count="0" meta:page-count="2" meta:paragraph-count="7" meta:word-count="679" meta:character-count="4190" meta:non-whitespace-character-count="3494"/>
  </office:meta>
</office:document-meta>
</file>